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e1" style:family="table">
      <style:table-properties style:width="3.4354in" table:align="left"/>
    </style:style>
    <style:style style:name="Table1.A" style:family="table-column">
      <style:table-column-properties style:column-width="0.5306in"/>
    </style:style>
    <style:style style:name="Table1.B" style:family="table-column">
      <style:table-column-properties style:column-width="0.5993in"/>
    </style:style>
    <style:style style:name="Table1.D" style:family="table-column">
      <style:table-column-properties style:column-width="0.5382in"/>
    </style:style>
    <style:style style:name="Table1.F" style:family="table-column">
      <style:table-column-properties style:column-width="0.6299in"/>
    </style:style>
    <style:style style:name="Table1.A1" style:family="table-cell">
      <style:table-cell-properties style:vertical-align="middle" fo:padding="0.0194in" fo:border="none"/>
    </style:style>
    <style:style style:name="Table2" style:family="table">
      <style:table-properties style:width="3.9694in" table:align="left"/>
    </style:style>
    <style:style style:name="Table2.A" style:family="table-column">
      <style:table-column-properties style:column-width="0.7764in"/>
    </style:style>
    <style:style style:name="Table2.B" style:family="table-column">
      <style:table-column-properties style:column-width="0.4833in"/>
    </style:style>
    <style:style style:name="Table2.D" style:family="table-column">
      <style:table-column-properties style:column-width="0.4729in"/>
    </style:style>
    <style:style style:name="Table2.E" style:family="table-column">
      <style:table-column-properties style:column-width="0.5903in"/>
    </style:style>
    <style:style style:name="Table2.F" style:family="table-column">
      <style:table-column-properties style:column-width="1.1632in"/>
    </style:style>
    <style:style style:name="Table2.A1" style:family="table-cell">
      <style:table-cell-properties style:vertical-align="middle" fo:padding="0.0194in" fo:border="none"/>
    </style:style>
    <style:style style:name="P1" style:family="paragraph" style:parent-style-name="Heading_20_3">
      <style:paragraph-properties fo:text-align="justify" style:justify-single-word="false"/>
      <style:text-properties fo:font-weight="bold" style:font-weight-asian="bold" style:font-weight-complex="bold"/>
    </style:style>
    <style:style style:name="P2" style:family="paragraph" style:parent-style-name="Heading_20_3">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Preformatted_20_Text">
      <loext:graphic-properties draw:fill="none" draw:fill-color="#ffffff"/>
      <style:paragraph-properties fo:background-color="transparent"/>
    </style:style>
    <style:style style:name="P4" style:family="paragraph" style:parent-style-name="Preformatted_20_Text">
      <loext:graphic-properties draw:fill="none" draw:fill-color="#ffffff"/>
      <style:paragraph-properties fo:margin-top="0in" fo:margin-bottom="0.1965in" style:contextual-spacing="false" fo:background-color="transparen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T1" style:family="text">
      <style:text-properties fo:color="#14181f" loext:opacity="100%" style:font-name="var font-mono"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 Manual 7: Autonomous Navigation with Nav2 and Multi-Waypoint Mission Planning.</text:p>
      <text:p text:style-name="P5"/>
      <text:h text:style-name="P2" text:outline-level="3">Objective</text:h>
      <text:p text:style-name="Text_20_body">The objective of this lab was to implement autonomous navigation using the Nav2 stack on a TurtleBot3 robot in a Gazebo simulation. This included loading a pre-built map, localizing the robot using AMCL, sending single and multi-waypoint navigation goals, observing costmaps, and understanding recovery behaviors.</text:p>
      <text:h text:style-name="P1" text:outline-level="3">Background Summary</text:h>
      <text:p text:style-name="Text_20_body"><text:span text:style-name="Strong_20_Emphasis">Nav2</text:span> is the standard autonomous navigation framework for ROS 2. It coordinates multiple servers to achieve autonomous robot navigation:</text:p>
      <text:list xml:id="list967980932" text:style-name="L1">
        <text:list-item>
          <text:p text:style-name="P9"><text:span text:style-name="Strong_20_Emphasis">BT Navigator</text:span> executes behavior trees to coordinate all navigation tasks </text:p>
        </text:list-item>
        <text:list-item>
          <text:p text:style-name="P9"><text:span text:style-name="Strong_20_Emphasis">Planner Server</text:span> computes a global path from current pose to goal </text:p>
        </text:list-item>
        <text:list-item>
          <text:p text:style-name="P9"><text:span text:style-name="Strong_20_Emphasis">Controller Server</text:span> follows the computed path in real time using the DWB controller </text:p>
        </text:list-item>
        <text:list-item>
          <text:p text:style-name="P9"><text:span text:style-name="Strong_20_Emphasis">Map Server</text:span> loads and serves the static occupancy map </text:p>
        </text:list-item>
        <text:list-item>
          <text:p text:style-name="P9"><text:span text:style-name="Strong_20_Emphasis">AMCL</text:span> estimates the robot's position on the map using a particle filter </text:p>
        </text:list-item>
        <text:list-item>
          <text:p text:style-name="P9"><text:span text:style-name="Strong_20_Emphasis">Behavior Server</text:span> handles failure and recovery cases such as spinning in place or backing up </text:p>
        </text:list-item>
        <text:list-item>
          <text:p text:style-name="P8"><text:span text:style-name="Strong_20_Emphasis">Waypoint Follower</text:span> executes a sequence of navigation goals in order </text:p>
        </text:list-item>
      </text:list>
      <text:p text:style-name="Text_20_body"><text:span text:style-name="Strong_20_Emphasis">AMCL</text:span> (Adaptive Monte Carlo Localization) uses LiDAR scan data and odometry to estimate where the robot is on a known map. It requires an initial pose estimate set via the 2D Pose Estimate tool in RViz. Once set, AMCL publishes the estimated pose on the <text:span text:style-name="Source_20_Text">/amcl_pose</text:span> topic and the particle cloud converges as the robot moves.</text:p>
      <text:h text:style-name="P1" text:outline-level="3">Setup and Installation</text:h>
      <text:p text:style-name="Text_20_body">The following packages were installed:</text:p>
      <text:p text:style-name="P3"><text:span text:style-name="Source_20_Text"><text:span text:style-name="T1">ros-humble-navigation2</text:span></text:span></text:p>
      <text:p text:style-name="P3"><text:span text:style-name="Source_20_Text"><text:span text:style-name="T1">ros-humble-nav2-bringup</text:span></text:span></text:p>
      <text:p text:style-name="P4"><text:span text:style-name="Source_20_Text"><text:span text:style-name="T1">ros-humble-turtlebot3-navigation2</text:span></text:span></text:p>
      <text:p text:style-name="P10">Environment variables were configured in <text:span text:style-name="Source_20_Text">~/.bashrc</text:span>:</text:p>
      <text:p text:style-name="P3"><text:span text:style-name="Source_20_Text"><text:span text:style-name="T1">source /opt/ros/humble/setup.bash</text:span></text:span></text:p>
      <text:p text:style-name="P4"><text:span text:style-name="Source_20_Text"><text:span text:style-name="T1">export TURTLEBOT3_MODEL=burger</text:span></text:span></text:p>
      <text:h text:style-name="Heading_20_3" text:outline-level="3">Step 1: Launching Gazebo Simulation</text:h>
      <text:p text:style-name="Text_20_body">TurtleBot3 world was launched using:</text:p>
      <text:p text:style-name="P4"><text:span text:style-name="Source_20_Text"><text:span text:style-name="T1">ros2 launch turtlebot3_gazebo turtlebot3_world.launch.py</text:span></text:span></text:p>
      <text:p text:style-name="Text_20_body"><text:soft-page-break/>The robot spawned at the origin (0, 0, 0) in the standard TurtleBot3 world containing 9 cylindrical obstacles arranged in a 3x3 grid. rqt_graph was used to observe all running nodes and their topic connections.</text:p>
      <text:h text:style-name="P1" text:outline-level="3">Step 2: Launching Nav2 with Saved Map</text:h>
      <text:p text:style-name="Text_20_body">Nav2 was launched with the map saved from Lab 5:</text:p>
      <text:p text:style-name="P4"><text:span text:style-name="Source_20_Text"><text:span text:style-name="T1">ros2 launch turtlebot3_navigation2 navigation2.launch.py use_sim_time:=True map:=$HOME/maps/my_map.yaml</text:span></text:span></text:p>
      <text:p text:style-name="Text_20_body">This launched the Map Server, AMCL, Planner Server, Controller Server, BT Navigator, and opened RViz pre-configured with Nav2 panels.</text:p>
      <text:p text:style-name="Text_20_body"><text:span text:style-name="Strong_20_Emphasis">Issue encountered:</text:span> The map server was in an inactive lifecycle state and not publishing the <text:span text:style-name="Source_20_Text">/map</text:span> topic. It was resolved by manually transitioning the lifecycle state:</text:p>
      <text:p text:style-name="P3"><text:span text:style-name="Source_20_Text"><text:span text:style-name="T1">ros2 lifecycle set /map_server configure</text:span></text:span></text:p>
      <text:p text:style-name="P4"><text:span text:style-name="Source_20_Text"><text:span text:style-name="T1">ros2 lifecycle set /map_server activate</text:span></text:span></text:p>
      <text:p text:style-name="Text_20_body">After activation, the map appeared in RViz as a white area with black obstacle boundaries.</text:p>
      <text:h text:style-name="Heading_20_3" text:outline-level="3">Step 3: Setting Initial Robot Pose</text:h>
      <text:p text:style-name="Text_20_body">The 2D Pose Estimate tool in RViz was used to set the robot's initial pose near the origin. The particle cloud appeared and converged after driving the robot slightly using teleoperation. The laser scan dots aligned with the map walls, confirming good localization.</text:p>
      <text:p text:style-name="Text_20_body">Robot's initial estimated pose from <text:span text:style-name="Source_20_Text">/amcl_pose</text:span>:</text:p>
      <text:p text:style-name="P4"><text:span text:style-name="Source_20_Text"><text:span text:style-name="T1">x: 0.519, y: 0.429, z: 0.0</text:span></text:span></text:p>
      <text:h text:style-name="P1" text:outline-level="3">Task 1: Single Goal Navigation</text:h>
      <text:p text:style-name="Text_20_body">Three navigation goals were sent using the RViz Nav2 Goal button. Before and after each goal, the robot's pose was recorded using:</text:p>
      <text:p text:style-name="P4"><text:span text:style-name="Source_20_Text"><text:span text:style-name="T1">ros2 topic echo /amcl_pose --once</text:span></text:span></text:p>
      <table:table table:name="Table1" table:style-name="Table1">
        <table:table-column table:style-name="Table1.A"/>
        <table:table-column table:style-name="Table1.B" table:number-columns-repeated="2"/>
        <table:table-column table:style-name="Table1.D" table:number-columns-repeated="2"/>
        <table:table-column table:style-name="Table1.F"/>
        <table:table-header-rows>
          <table:table-row>
            <table:table-cell table:style-name="Table1.A1" office:value-type="string">
              <text:p text:style-name="Table_20_Heading">Goal</text:p>
            </table:table-cell>
            <table:table-cell table:style-name="Table1.A1" office:value-type="string">
              <text:p text:style-name="Table_20_Heading">Start X</text:p>
            </table:table-cell>
            <table:table-cell table:style-name="Table1.A1" office:value-type="string">
              <text:p text:style-name="Table_20_Heading">Start Y</text:p>
            </table:table-cell>
            <table:table-cell table:style-name="Table1.A1" office:value-type="string">
              <text:p text:style-name="Table_20_Heading">End X</text:p>
            </table:table-cell>
            <table:table-cell table:style-name="Table1.A1" office:value-type="string">
              <text:p text:style-name="Table_20_Heading">End Y</text:p>
            </table:table-cell>
            <table:table-cell table:style-name="Table1.A1" office:value-type="string">
              <text:p text:style-name="Table_20_Heading">Result</text:p>
            </table:table-cell>
          </table:table-row>
        </table:table-header-rows>
        <table:table-row>
          <table:table-cell table:style-name="Table1.A1" office:value-type="string">
            <text:p text:style-name="Table_20_Contents">Goal 1</text:p>
          </table:table-cell>
          <table:table-cell table:style-name="Table1.A1" office:value-type="string">
            <text:p text:style-name="Table_20_Contents">0.52</text:p>
          </table:table-cell>
          <table:table-cell table:style-name="Table1.A1" office:value-type="string">
            <text:p text:style-name="Table_20_Contents">0.43</text:p>
          </table:table-cell>
          <table:table-cell table:style-name="Table1.A1" office:value-type="string">
            <text:p text:style-name="Table_20_Contents">1.50</text:p>
          </table:table-cell>
          <table:table-cell table:style-name="Table1.A1" office:value-type="string">
            <text:p text:style-name="Table_20_Contents">0.50</text:p>
          </table:table-cell>
          <table:table-cell table:style-name="Table1.A1" office:value-type="string">
            <text:p text:style-name="Table_20_Contents">Success</text:p>
          </table:table-cell>
        </table:table-row>
        <table:table-row>
          <table:table-cell table:style-name="Table1.A1" office:value-type="string">
            <text:p text:style-name="Table_20_Contents">Goal 2</text:p>
          </table:table-cell>
          <table:table-cell table:style-name="Table1.A1" office:value-type="string">
            <text:p text:style-name="Table_20_Contents">1.50</text:p>
          </table:table-cell>
          <table:table-cell table:style-name="Table1.A1" office:value-type="string">
            <text:p text:style-name="Table_20_Contents">0.50</text:p>
          </table:table-cell>
          <table:table-cell table:style-name="Table1.A1" office:value-type="string">
            <text:p text:style-name="Table_20_Contents">0.80</text:p>
          </table:table-cell>
          <table:table-cell table:style-name="Table1.A1" office:value-type="string">
            <text:p text:style-name="Table_20_Contents">1.20</text:p>
          </table:table-cell>
          <table:table-cell table:style-name="Table1.A1" office:value-type="string">
            <text:p text:style-name="Table_20_Contents">Success</text:p>
          </table:table-cell>
        </table:table-row>
        <table:table-row>
          <table:table-cell table:style-name="Table1.A1" office:value-type="string">
            <text:p text:style-name="Table_20_Contents">Goal 3</text:p>
          </table:table-cell>
          <table:table-cell table:style-name="Table1.A1" office:value-type="string">
            <text:p text:style-name="Table_20_Contents">0.80</text:p>
          </table:table-cell>
          <table:table-cell table:style-name="Table1.A1" office:value-type="string">
            <text:p text:style-name="Table_20_Contents">1.20</text:p>
          </table:table-cell>
          <table:table-cell table:style-name="Table1.A1" office:value-type="string">
            <text:p text:style-name="Table_20_Contents">0.00</text:p>
          </table:table-cell>
          <table:table-cell table:style-name="Table1.A1" office:value-type="string">
            <text:p text:style-name="Table_20_Contents">0.00</text:p>
          </table:table-cell>
          <table:table-cell table:style-name="Table1.A1" office:value-type="string">
            <text:p text:style-name="Table_20_Contents">Success</text:p>
          </table:table-cell>
        </table:table-row>
      </table:table>
      <text:p text:style-name="Text_20_body">For each goal, Nav2 computed a global path shown as a colored line in RViz, and the robot followed it autonomously while the local costmap updated in real time around the robot.</text:p>
      <text:h text:style-name="Heading_20_3" text:outline-level="3">Task 2: Multi-Waypoint Mission</text:h>
      <text:p text:style-name="Text_20_body">Five waypoints were defined within the map boundaries and executed using the <text:span text:style-name="Source_20_Text">waypoint_navigator.py</text:span> node:</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ext:soft-page-break/>
          <table:table-row>
            <table:table-cell table:style-name="Table2.A1" office:value-type="string">
              <text:p text:style-name="Table_20_Heading">Waypoint</text:p>
            </table:table-cell>
            <table:table-cell table:style-name="Table2.A1" office:value-type="string">
              <text:p text:style-name="Table_20_Heading">X (m)</text:p>
            </table:table-cell>
            <table:table-cell table:style-name="Table2.A1" office:value-type="string">
              <text:p text:style-name="Table_20_Heading">Y (m)</text:p>
            </table:table-cell>
            <table:table-cell table:style-name="Table2.A1" office:value-type="string">
              <text:p text:style-name="Table_20_Heading">Z (m)</text:p>
            </table:table-cell>
            <table:table-cell table:style-name="Table2.A1" office:value-type="string">
              <text:p text:style-name="Table_20_Heading">Yaw_w</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0.5</text:p>
          </table:table-cell>
          <table:table-cell table:style-name="Table2.A1" office:value-type="string">
            <text:p text:style-name="Table_20_Contents">0.0</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Near origin</text:p>
          </table:table-cell>
        </table:table-row>
        <table:table-row>
          <table:table-cell table:style-name="Table2.A1" office:value-type="string">
            <text:p text:style-name="Table_20_Contents">2</text:p>
          </table:table-cell>
          <table:table-cell table:style-name="Table2.A1" office:value-type="string">
            <text:p text:style-name="Table_20_Contents">1.5</text:p>
          </table:table-cell>
          <table:table-cell table:style-name="Table2.A1" office:value-type="string">
            <text:p text:style-name="Table_20_Contents">0.0</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Right side</text:p>
          </table:table-cell>
        </table:table-row>
        <table:table-row>
          <table:table-cell table:style-name="Table2.A1" office:value-type="string">
            <text:p text:style-name="Table_20_Contents">3</text:p>
          </table:table-cell>
          <table:table-cell table:style-name="Table2.A1" office:value-type="string">
            <text:p text:style-name="Table_20_Contents">1.5</text:p>
          </table:table-cell>
          <table:table-cell table:style-name="Table2.A1" office:value-type="string">
            <text:p text:style-name="Table_20_Contents">1.0</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Top right</text:p>
          </table:table-cell>
        </table:table-row>
        <table:table-row>
          <table:table-cell table:style-name="Table2.A1" office:value-type="string">
            <text:p text:style-name="Table_20_Contents">4</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Top left</text:p>
          </table:table-cell>
        </table:table-row>
        <table:table-row>
          <table:table-cell table:style-name="Table2.A1" office:value-type="string">
            <text:p text:style-name="Table_20_Contents">5</text:p>
          </table:table-cell>
          <table:table-cell table:style-name="Table2.A1" office:value-type="string">
            <text:p text:style-name="Table_20_Contents">0.0</text:p>
          </table:table-cell>
          <table:table-cell table:style-name="Table2.A1" office:value-type="string">
            <text:p text:style-name="Table_20_Contents">0.0</text:p>
          </table:table-cell>
          <table:table-cell table:style-name="Table2.A1" office:value-type="string">
            <text:p text:style-name="Table_20_Contents">0.0</text:p>
          </table:table-cell>
          <table:table-cell table:style-name="Table2.A1" office:value-type="string">
            <text:p text:style-name="Table_20_Contents">1.0</text:p>
          </table:table-cell>
          <table:table-cell table:style-name="Table2.A1" office:value-type="string">
            <text:p text:style-name="Table_20_Contents">Return to origin</text:p>
          </table:table-cell>
        </table:table-row>
      </table:table>
      <text:p text:style-name="Text_20_body">The node used the <text:span text:style-name="Source_20_Text">FollowWaypoints</text:span> action server from Nav2. The robot paused briefly at each waypoint before proceeding to the next. Terminal output confirmed each waypoint transition via the feedback callback.</text:p>
      <text:h text:style-name="Heading_20_3" text:outline-level="3">Task 3: Dynamic Waypoint Injection</text:h>
      <text:p text:style-name="Text_20_body">The waypoint navigator was extended to accept waypoints as command line arguments instead of hardcoded values. Each group of three values represents x, y, and orientation_w:</text:p>
      <text:p text:style-name="P4"><text:span text:style-name="Source_20_Text"><text:span text:style-name="T1">python3 waypoint_navigator_dynamic.py 0.5 0.0 1.0 1.5 0.0 1.0 1.5 1.0 1.0 0.0 1.0 1.0 0.0 0.0 1.0</text:span></text:span></text:p>
      <text:p text:style-name="Text_20_body">The node parsed the arguments dynamically, built the waypoints list, and executed the full mission without modifying the source code.</text:p>
      <text:h text:style-name="Heading_20_3" text:outline-level="3">Task 4: Costmap Observation</text:h>
      <text:p text:style-name="Text_20_body">The robot was navigated close to a cylindrical obstacle. The following costmap topics were identified:</text:p>
      <text:p text:style-name="P3"><text:span text:style-name="Source_20_Text"><text:span text:style-name="T1">/global_costmap/costmap</text:span></text:span></text:p>
      <text:p text:style-name="P3"><text:span text:style-name="Source_20_Text"><text:span text:style-name="T1">/global_costmap/costmap_raw</text:span></text:span></text:p>
      <text:p text:style-name="P3"><text:span text:style-name="Source_20_Text"><text:span text:style-name="T1">/global_costmap/costmap_updates</text:span></text:span></text:p>
      <text:p text:style-name="P3"><text:span text:style-name="Source_20_Text"><text:span text:style-name="T1">/local_costmap/costmap</text:span></text:span></text:p>
      <text:p text:style-name="P3"><text:span text:style-name="Source_20_Text"><text:span text:style-name="T1">/local_costmap/costmap_raw</text:span></text:span></text:p>
      <text:p text:style-name="P4"><text:span text:style-name="Source_20_Text"><text:span text:style-name="T1">/local_costmap/costmap_updates</text:span></text:span></text:p>
      <text:p text:style-name="Text_20_body"><text:span text:style-name="Strong_20_Emphasis">Difference between Global and Local Costmap:</text:span></text:p>
      <text:p text:style-name="Text_20_body">The <text:span text:style-name="Strong_20_Emphasis">Global Costmap</text:span> represents the entire map and is used by the Planner Server to compute a full path from the robot's current position to the goal. It includes all known static obstacles inflated by a safety margin. It does not update rapidly — it is based on the static map.</text:p>
      <text:p text:style-name="Text_20_body">The <text:span text:style-name="Strong_20_Emphasis">Local Costmap</text:span> is a smaller rolling window centered around the robot. It is used by the Controller Server to avoid obstacles in real time as the robot moves. It updates rapidly using live LiDAR data and can detect dynamic obstacles not present in the static map.</text:p>
      <text:p text:style-name="Text_20_body">When the robot approached an obstacle, a colored inflation zone was visible around it in RViz — this is the costmap's way of keeping the robot at a safe distance from walls and obstacles.</text:p>
      <text:h text:style-name="Heading_20_3" text:outline-level="3">Task 5: Navigation Recovery Behaviors</text:h>
      <text:p text:style-name="Text_20_body">A box model was inserted into Gazebo directly in the robot's planned path using the Insert menu. A Nav2 goal was sent to a position behind the box.</text:p>
      <text:p text:style-name="Text_20_body"><text:soft-page-break/><text:span text:style-name="Strong_20_Emphasis">Observed behavior:</text:span> Nav2 first attempted to replan a path around the box. When replanning was not possible due to the box being too close, the behavior server triggered a <text:span text:style-name="Strong_20_Emphasis">spin in place</text:span> recovery, rotating the robot to get a better sensor view, followed by a <text:span text:style-name="Strong_20_Emphasis">backup</text:span> behavior before attempting to replan again.</text:p>
      <text:p text:style-name="Text_20_body"><text:span text:style-name="Strong_20_Emphasis">Recovery behavior server identified using rqt_graph:</text:span> <text:span text:style-name="Source_20_Text">/behavior_server</text:span></text:p>
      <text:p text:style-name="Text_20_body">The <text:span text:style-name="Source_20_Text">/behavior_server</text:span> node is responsible for handling all navigation failure cases in Nav2. It executes predefined recovery behaviors in sequence when the robot gets stuck or cannot follow its planned path. These behaviors include:</text:p>
      <text:list xml:id="list1011799011" text:style-name="L2">
        <text:list-item>
          <text:p text:style-name="P12"><text:span text:style-name="Strong_20_Emphasis">Spin</text:span> — rotates the robot in place to clear sensor data and find a new path </text:p>
        </text:list-item>
        <text:list-item>
          <text:p text:style-name="P12"><text:span text:style-name="Strong_20_Emphasis">Back Up</text:span> — moves the robot backward to create space for replanning </text:p>
        </text:list-item>
        <text:list-item>
          <text:p text:style-name="P11"><text:span text:style-name="Strong_20_Emphasis">Wait</text:span> — pauses the robot and retries after a timeout </text:p>
        </text:list-item>
      </text:list>
      <text:p text:style-name="Text_20_body">The behavior server communicates with the BT Navigator through the behavior tree, which decides which recovery to trigger based on the failure mode. This makes Nav2 robust to unexpected obstacles and navigation failures without requiring manual intervention.</text:p>
      <text:h text:style-name="Heading_20_3" text:outline-level="3">RViz Visualization Summary</text:h>
      <text:p text:style-name="Text_20_body">The following display plugins were used in RViz during the lab:</text:p>
      <text:list xml:id="list241156758" text:style-name="L3">
        <text:list-item>
          <text:p text:style-name="P14"><text:span text:style-name="Strong_20_Emphasis">Map</text:span> — displayed the loaded occupancy grid from the Map Server </text:p>
        </text:list-item>
        <text:list-item>
          <text:p text:style-name="P14"><text:span text:style-name="Strong_20_Emphasis">Global Costmap</text:span> — showed inflation layers used by the global planner </text:p>
        </text:list-item>
        <text:list-item>
          <text:p text:style-name="P14"><text:span text:style-name="Strong_20_Emphasis">Local Costmap</text:span> — showed the rolling local costmap used by the DWB controller </text:p>
        </text:list-item>
        <text:list-item>
          <text:p text:style-name="P14"><text:span text:style-name="Strong_20_Emphasis">AMCL Particle Cloud</text:span> — displayed localization uncertainty as a cluster of arrows </text:p>
        </text:list-item>
        <text:list-item>
          <text:p text:style-name="P14"><text:span text:style-name="Strong_20_Emphasis">TF</text:span> — showed coordinate frame relationships (map → odom → base_footprint) </text:p>
        </text:list-item>
        <text:list-item>
          <text:p text:style-name="P14"><text:span text:style-name="Strong_20_Emphasis">LaserScan</text:span> — showed live LiDAR data for localization validation </text:p>
        </text:list-item>
        <text:list-item>
          <text:p text:style-name="P13"><text:span text:style-name="Strong_20_Emphasis">Odometry</text:span> — displayed real-time odometry arrows on <text:span text:style-name="Source_20_Text">/odom</text:span> </text:p>
        </text:list-item>
      </text:list>
      <text:h text:style-name="Heading_20_3" text:outline-level="3">Challenges Faced</text:h>
      <text:list xml:id="list4231835550" text:style-name="L4">
        <text:list-item>
          <text:p text:style-name="P16">The map server was in an inactive lifecycle state and required manual activation using <text:span text:style-name="Source_20_Text">ros2 lifecycle set</text:span> </text:p>
        </text:list-item>
        <text:list-item>
          <text:p text:style-name="P16">The robot tumbled in Gazebo due to high navigation speed causing collisions — resolved by resetting the simulation and reducing max velocity </text:p>
        </text:list-item>
        <text:list-item>
          <text:p text:style-name="P16">AMCL did not publish until the 2D Pose Estimate was set manually in RViz </text:p>
        </text:list-item>
        <text:list-item>
          <text:p text:style-name="P15">The Docking and Selector RViz plugins showed errors due to version mismatch — these were harmless and ignored </text:p>
        </text:list-item>
      </text:list>
      <text:h text:style-name="Heading_20_3" text:outline-level="3">Conclusion</text:h>
      <text:p text:style-name="Text_20_body">This lab demonstrated the complete autonomous navigation pipeline in ROS 2 using Nav2, AMCL localization, a pre-built occupancy map, and TurtleBot3. The integration of mapping from Lab 5 with navigation in Lab 7 showed how the two workflows complement each other. Key skills gained include waypoint-based mission planning, localization validation using laser scan alignment, costmap interpretation, and understanding of recovery behaviors. The Nav2 stack proved robust in handling <text:soft-page-break/>obstacles and navigation failures through its behavior server, making it suitable for real-world autonomous navigation scenario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3T16:45:53.559581479</meta:creation-date>
    <dc:date>2026-05-03T16:51:30.094903853</dc:date>
    <meta:editing-duration>PT5M37S</meta:editing-duration>
    <meta:editing-cycles>1</meta:editing-cycles>
    <meta:document-statistic meta:table-count="2" meta:image-count="0" meta:object-count="0" meta:page-count="5" meta:paragraph-count="145" meta:word-count="1314" meta:character-count="8380" meta:non-whitespace-character-count="7198"/>
    <meta:generator>LibreOffice/7.3.7.2$Linux_X86_64 LibreOffice_project/30$Build-2</meta:generator>
  </office:meta>
</office:document-meta>
</file>